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charset="x-symbol"/>
    <style:font-face style:name="Liberation Sans1" svg:font-family="'Liberation Sans', sans-serif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paragraph-rsid="0016579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71d1a" officeooo:paragraph-rsid="00171d1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b7a46" officeooo:paragraph-rsid="001b7a4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65795" officeooo:paragraph-rsid="0016579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71d1a" officeooo:paragraph-rsid="00171d1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daa37" officeooo:paragraph-rsid="001daa3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b7a46" officeooo:paragraph-rsid="001b7a4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Liberation Serif" fo:font-size="12pt" fo:font-weight="bold" officeooo:paragraph-rsid="001f4604" style:font-size-asian="12pt" style:font-weight-asian="bold" style:font-name-complex="Liberation Serif1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4" style:family="paragraph" style:parent-style-name="Standard" style:list-style-name="WW8Num3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5" style:family="paragraph" style:parent-style-name="Standard" style:list-style-name="WW8Num7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6" style:family="paragraph" style:parent-style-name="Standard" style:list-style-name="WW8Num8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7" style:family="paragraph" style:parent-style-name="Standard" style:list-style-name="WW8Num9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8" style:family="paragraph" style:parent-style-name="Standard" style:list-style-name="WW8Num10">
      <style:paragraph-properties fo:line-height="150%"/>
      <style:text-properties style:font-name="Liberation Serif" fo:font-size="12pt" officeooo:paragraph-rsid="001f4604" style:font-size-asian="12pt" style:font-name-complex="Liberation Serif1" style:font-size-complex="12pt"/>
    </style:style>
    <style:style style:name="P19" style:family="paragraph" style:parent-style-name="Standard" style:list-style-name="WW8Num10">
      <style:paragraph-properties fo:line-height="150%"/>
      <style:text-properties style:font-name="Liberation Serif" fo:font-size="12pt" officeooo:paragraph-rsid="00202992" style:font-size-asian="12pt" style:font-name-complex="Liberation Serif1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paragraph-rsid="001f4604" style:font-size-asian="12pt" style:font-size-complex="12pt"/>
    </style:style>
    <style:style style:name="P21" style:family="paragraph" style:parent-style-name="Standard" style:list-style-name="WW8Num9">
      <style:paragraph-properties fo:line-height="150%"/>
      <style:text-properties style:font-name="Liberation Serif" fo:font-size="12pt" fo:font-weight="normal" officeooo:paragraph-rsid="001f4604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 style:list-style-name="WW8Num10">
      <style:paragraph-properties fo:line-height="150%"/>
      <style:text-properties style:font-name="Liberation Serif" fo:font-size="12pt" fo:font-weight="normal" officeooo:paragraph-rsid="001f4604" style:font-size-asian="12pt" style:font-weight-asian="normal" style:font-name-complex="Liberation Serif1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officeooo:paragraph-rsid="001f4604"/>
    </style:style>
    <style:style style:name="P25" style:family="paragraph" style:parent-style-name="Standard" style:list-style-name="">
      <style:paragraph-properties fo:margin-left="1.27cm" fo:margin-right="0cm" fo:line-height="150%" fo:text-indent="0cm" style:auto-text-indent="false"/>
      <style:text-properties style:font-name="Liberation Serif" fo:font-size="12pt" officeooo:paragraph-rsid="001f4604" style:font-size-asian="12pt" style:font-name-complex="Liberation Serif1" style:font-size-complex="12pt"/>
    </style:style>
    <style:style style:name="P26" style:family="paragraph" style:parent-style-name="Standard" style:list-style-name="">
      <style:paragraph-properties fo:margin-left="1.27cm" fo:margin-right="0cm" fo:line-height="150%" fo:text-indent="0cm" style:auto-text-indent="false"/>
      <style:text-properties style:font-name="Liberation Serif" fo:font-size="12pt" fo:font-weight="bold" officeooo:paragraph-rsid="001f4604" style:font-size-asian="12pt" style:font-weight-asian="bold" style:font-name-complex="Liberation Serif1" style:font-size-complex="12pt" style:font-weight-complex="bold"/>
    </style:style>
    <style:style style:name="P27" style:family="paragraph" style:parent-style-name="Standard" style:list-style-name="">
      <style:paragraph-properties fo:margin-left="3.81cm" fo:margin-right="0cm" fo:line-height="150%" fo:text-indent="0cm" style:auto-text-indent="false"/>
      <style:text-properties style:font-name="Liberation Serif" fo:font-size="12pt" officeooo:paragraph-rsid="001f4604" style:font-size-asian="12pt" style:font-name-complex="Liberation Serif1" style:font-size-complex="12pt"/>
    </style:style>
    <style:style style:name="P28" style:family="paragraph" style:parent-style-name="Standard" style:list-style-name="">
      <style:paragraph-properties fo:margin-left="3.81cm" fo:margin-right="0cm" fo:line-height="150%" fo:text-indent="0cm" style:auto-text-indent="false"/>
      <style:text-properties style:font-name="Liberation Serif" fo:font-size="12pt" officeooo:paragraph-rsid="001f4604" style:font-size-asian="12pt" style:font-size-complex="12pt"/>
    </style:style>
    <style:style style:name="P29" style:family="paragraph" style:parent-style-name="Standard" style:list-style-name="">
      <style:paragraph-properties fo:margin-left="4.445cm" fo:margin-right="0cm" fo:line-height="150%" fo:text-indent="0cm" style:auto-text-indent="false"/>
      <style:text-properties style:font-name="Liberation Serif" fo:font-size="12pt" officeooo:paragraph-rsid="001f4604" style:font-size-asian="12pt" style:font-name-complex="Liberation Serif1" style:font-size-complex="12pt"/>
    </style:style>
    <style:style style:name="P30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fo:font-weight="normal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T1" style:family="text">
      <style:text-properties officeooo:rsid="00171d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604" style:font-weight-asian="bold" style:font-weight-complex="bold"/>
    </style:style>
    <style:style style:name="T4" style:family="text">
      <style:text-properties fo:font-weight="bold" officeooo:rsid="001f4604" style:font-weight-asian="bold" style:font-name-complex="Liberation Serif1" style:font-weight-complex="bold"/>
    </style:style>
    <style:style style:name="T5" style:family="text">
      <style:text-properties officeooo:rsid="00199082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4604" style:font-weight-asian="normal" style:font-name-complex="Liberation Serif1" style:font-weight-complex="normal"/>
    </style:style>
    <style:style style:name="T9" style:family="text">
      <style:text-properties fo:font-weight="normal" officeooo:rsid="001b7a46"/>
    </style:style>
    <style:style style:name="T10" style:family="text">
      <style:text-properties fo:font-weight="normal" officeooo:rsid="001c2c5d"/>
    </style:style>
    <style:style style:name="T11" style:family="text">
      <style:text-properties officeooo:rsid="001b7a46"/>
    </style:style>
    <style:style style:name="T12" style:family="text">
      <style:text-properties officeooo:rsid="001c2c5d"/>
    </style:style>
    <style:style style:name="T13" style:family="text">
      <style:text-properties officeooo:rsid="001dbdcb"/>
    </style:style>
    <style:style style:name="T14" style:family="text">
      <style:text-properties style:font-name-asian="Liberation Serif1" style:font-name-complex="Liberation Serif1"/>
    </style:style>
    <style:style style:name="T15" style:family="text">
      <style:text-properties style:font-name-complex="Liberation Serif1"/>
    </style:style>
    <style:style style:name="T16" style:family="text">
      <style:text-properties officeooo:rsid="001f4604" style:font-name-complex="Liberation Serif1"/>
    </style:style>
    <style:style style:name="T17" style:family="text">
      <style:text-properties officeooo:rsid="00202992" style:font-name-complex="Liberation Serif1"/>
    </style:style>
    <style:style style:name="T18" style:family="text">
      <style:text-properties officeooo:rsid="001f4604"/>
    </style:style>
    <style:style style:name="T19" style:family="text">
      <style:text-properties style:font-name="Liberation Sans1" fo:font-weight="bold" style:font-weight-asian="bold" style:font-weight-complex="bold"/>
    </style:style>
    <style:style style:name="T20" style:family="text">
      <style:text-properties style:font-name="Liberation Serif" fo:font-size="12pt" style:font-size-asian="12pt" style:font-name-complex="Liberation Serif1" style:font-size-complex="12pt"/>
    </style:style>
    <style:style style:name="T21" style:family="text"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T22" style:family="text">
      <style:text-properties style:font-name="Liberation Serif" fo:font-size="12pt" fo:font-weight="normal" style:font-weight-asian="normal" style:font-weight-complex="normal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officeooo:rsid="002029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7 SESSION ASSIGNMENTS</text:p>
      <text:p text:style-name="P1">(Theory)</text:p>
      <text:p text:style-name="P1"/>
      <text:p text:style-name="P1">1.Consider the user story: “As a customer I want to use ATM”. What would be my acceptance criteria (“so that......)”? List all possible acceptance criteria</text:p>
      <text:p text:style-name="P3"/>
      <text:p text:style-name="P7"><text:span text:style-name="T2">soln:</text:span> The varous acceptance criteria for the user story <text:span text:style-name="T2">“As a customer I want to use ATM” </text:span>are:</text:p>
      <text:p text:style-name="P6">a) i can withdraw cash</text:p>
      <text:p text:style-name="P6">b) i can get a printed statement</text:p>
      <text:p text:style-name="P6">c) i can do my balance enquiry</text:p>
      <text:p text:style-name="P6">d) <text:span text:style-name="T1">i can change my atm pin number</text:span></text:p>
      <text:p text:style-name="P7">e) i can do multiple withdrawals within the same day</text:p>
      <text:p text:style-name="P7">f) <text:s/>i can select the type of account ie, current, savings etc.</text:p>
      <text:p text:style-name="P7">g) i can use cards of different banks</text:p>
      <text:p text:style-name="P7">h) <text:s/><text:span text:style-name="T5">i can choose the language</text:span></text:p>
      <text:p text:style-name="P7"/>
      <text:p text:style-name="P5"/>
      <text:p text:style-name="P1"/>
      <text:p text:style-name="P1">2. What are the advanced Scrum Master skills?</text:p>
      <text:p text:style-name="P1"/>
      <text:p text:style-name="P4">Soln: <text:span text:style-name="T7">the various advanced scrum master skills are:</text:span></text:p>
      <text:p text:style-name="P9"/>
      <text:p text:style-name="P30"><text:span text:style-name="T9">a) </text:span><text:span text:style-name="T6">Individual learning : </text:span><text:span text:style-name="T10">a scrum master should make a note of the lessions learned during each project and try and implement these in his future projects. This could be very useful for producing better results.</text:span></text:p>
      <text:p text:style-name="P32"/>
      <text:p text:style-name="P31"><text:span text:style-name="T11">b) </text:span>Open communication : A scrum master <text:span text:style-name="T12">is responsible for ensuring </text:span>good communication amoung the team members, <text:span text:style-name="T12">thus providing </text:span>better coordination. This is done through daily scrum meetings and planning. He should also keep the product owner updated with the progress in project management.</text:p>
      <text:p text:style-name="P32"/>
      <text:p text:style-name="P31"><text:span text:style-name="T11">c) </text:span>Alignment : A scrum master should encourage more collaboration amoung and within the team members. </text:p>
      <text:p text:style-name="P32"/>
      <text:p text:style-name="P31"><text:span text:style-name="T11">d) </text:span>Creativity and innovation : A scrum master should encourage creativity of the team and invent new methods which can prove more efficiency.</text:p>
      <text:p text:style-name="P32"/>
      <text:p text:style-name="P31"><text:span text:style-name="T11">e) </text:span>Ownership : A scrum master should be fully involved with the team and guide the team.</text:p>
      <text:p text:style-name="P32"/>
      <text:p text:style-name="P31"><text:span text:style-name="T11">f) </text:span>Organization and leadership : a scrum master should coach the team to success.</text:p>
      <text:p text:style-name="P32"/>
      <text:p text:style-name="P31"><text:span text:style-name="T11">g) </text:span>Competences : Should encourage the competence amoung the team members which helps in the faster progress of project development.</text:p>
      <text:p text:style-name="P32"/>
      <text:p text:style-name="P31"><text:span text:style-name="T11">h) </text:span>Guide team to higher levels of performance</text:p>
      <text:p text:style-name="P32"/>
      <text:p text:style-name="P31"><text:span text:style-name="T11">i) </text:span>Appreciate the team for their effort</text:p>
      <text:p text:style-name="P1"/>
      <text:p text:style-name="P1"/>
      <text:p text:style-name="P2"><text:soft-page-break/>3.How do you think you can use Agile practices in large projects? (Given that the team can have no more than 9 people, do you think large projects with large teams can be involved in agile practices?)</text:p>
      <text:p text:style-name="P2"/>
      <text:p text:style-name="P8"><text:span text:style-name="T2">soln:</text:span> in large projects <text:s/><text:span text:style-name="T13">we can use agile practices by implementing a techniques called scrum of scrums. Here there will be multiple scrums having a maximum of 9 members each. Each scrum will have a seperate scrum master and for all the scrum masters there will a common scrum of scrums master. Here each scrum works like a normal scrum under there scrum masters and the scrum masters of each scrum will participate in a scrum of scrums meeting.</text:span></text:p>
      <text:p text:style-name="P8"/>
      <text:p text:style-name="P1">4.What are the Possible options for tracking project performance in Agile?</text:p>
      <text:p text:style-name="P1"/>
      <text:p text:style-name="P13"><text:span text:style-name="T3">Soln:</text:span><text:span text:style-name="T18"> the performance of a project in agile can be measured by looking into the following parameters</text:span></text:p>
      <text:p text:style-name="P25"><text:span text:style-name="T2">a)Velocity</text:span> – </text:p>
      <text:list xml:id="list8193529450428929353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It is defined as the rate at which a team can produce a working system.</text:p>
                        </text:list-item>
                        <text:list-item>
                          <text:p text:style-name="P14">It is a <text:s/>a non-time referant term</text:p>
                        </text:list-item>
                        <text:list-item>
                          <text:p text:style-name="P14">mainly used for estimation and planning</text:p>
                        </text:list-item>
                        <text:list-item>
                          <text:p text:style-name="P14">it can also be defined as how many story points can be accomodate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25"><text:span text:style-name="T2">b)Hit Rate - </text:span>It is the rate at which a certain velocity is attained,ie the required amount of work to be done is completed on time</text:p>
      <text:p text:style-name="P27"><text:tab/><text:tab/><text:tab/></text:p>
      <text:p text:style-name="P13"><text:tab/><text:span text:style-name="T2">c)Work remaining on task - </text:span>the work that is to be completed is estimated everyday. This is <text:tab/>the work remaining on task</text:p>
      <text:p text:style-name="P13"/>
      <text:p text:style-name="P24"><text:span text:style-name="T20"><text:tab/></text:span><text:span text:style-name="T21">d)Burndown charts – </text:span><text:span text:style-name="T22">A</text:span><text:span text:style-name="Strong_20_Emphasis"><text:span text:style-name="T23"> </text:span></text:span><text:span text:style-name="Strong_20_Emphasis"><text:span text:style-name="T22">Burn down chart</text:span></text:span><text:span text:style-name="T23"> </text:span><text:span text:style-name="T22">is a graphical representation of work left to do. In <text:tab/>the vertical axis we have Hours and horizontal axis shows the Days. The graph shows the <text:tab/>no. Of hours spent on each day and thus estimating the effort.</text:span><text:span text:style-name="T23">It is useful for predicting when <text:tab/>all of the work will be completed. For a good project progress the graph should go down</text:span><text:span text:style-name="T19">.</text:span></text:p>
      <text:p text:style-name="P13"><text:tab/><text:line-break/> Also, there are certain other measures that can be used to determine the performance of a project</text:p>
      <text:p text:style-name="P13"/>
      <text:p text:style-name="P26">i) CPI-Cost Performance Index</text:p>
      <text:list xml:id="list9110768471880854390" text:style-name="WW8Num7">
        <text:list-item>
          <text:p text:style-name="P15">it is the measure of efficiency of expenses used on a project</text:p>
        </text:list-item>
        <text:list-item>
          <text:p text:style-name="P15">CPI= EV/AC,</text:p>
        </text:list-item>
      </text:list>
      <text:p text:style-name="P27">where EV-earned value</text:p>
      <text:p text:style-name="P28"><text:soft-page-break/><text:span text:style-name="T14"><text:s text:c="11"/></text:span><text:span text:style-name="T15">AC-Actual Cost</text:span></text:p>
      <text:p text:style-name="P13"/>
      <text:list xml:id="list190455126317494" text:continue-numbering="true" text:style-name="WW8Num7">
        <text:list-item>
          <text:p text:style-name="P15">If the value of CPI is greater than 1,it indicates a favourable condition</text:p>
        </text:list-item>
        <text:list-item>
          <text:p text:style-name="P15">If the value of CPI is less than 1, it indicates an unfavourable condition</text:p>
        </text:list-item>
        <text:list-item>
          <text:p text:style-name="P15">It measures the ratio of work completed to the cost utilised on the project</text:p>
        </text:list-item>
        <text:list-item>
          <text:p text:style-name="P15">It can also be written as CPI=(BC/SP)/(AC/SP)</text:p>
        </text:list-item>
      </text:list>
      <text:p text:style-name="P29">where CPI is the Baseline Cost per Story</text:p>
      <text:p text:style-name="P29">Point/Actual Cost per Story Point</text:p>
      <text:p text:style-name="P13"/>
      <text:p text:style-name="P13"/>
      <text:p text:style-name="P26">ii)SPI-Schedule Performance Index-</text:p>
      <text:p text:style-name="P13"/>
      <text:list xml:id="list2379862732024904906" text:style-name="WW8Num8">
        <text:list-item>
          <text:p text:style-name="P16">It describes how much of the work is being done compared to the scheduled plan of work. </text:p>
        </text:list-item>
        <text:list-item>
          <text:p text:style-name="P16">The project starts based on a planned schedule.According to this work is done.</text:p>
        </text:list-item>
        <text:list-item>
          <text:p text:style-name="P16">The work completed is compared with the plan to make sure it is on schedule.</text:p>
        </text:list-item>
        <text:list-item>
          <text:p text:style-name="P16">SPI=AV/BV</text:p>
        </text:list-item>
      </text:list>
      <text:p text:style-name="P29">where AV is the Actual Velocity</text:p>
      <text:p text:style-name="P29">and BV is the Baseline Velocity</text:p>
      <text:p text:style-name="P29"/>
      <text:list xml:id="list190453828908340" text:continue-numbering="true" text:style-name="WW8Num8">
        <text:list-item>
          <text:p text:style-name="P16">A value above 1 indictaes that the project is being done on time</text:p>
        </text:list-item>
        <text:list-item>
          <text:p text:style-name="P16">A value less than 1, indicates that the project is being done lately.</text:p>
        </text:list-item>
      </text:list>
      <text:p text:style-name="P13"/>
      <text:p text:style-name="P13"/>
      <text:p text:style-name="P12"><text:span text:style-name="T18"><text:tab/>i</text:span>ii) EBV-Earned Business Value-</text:p>
      <text:p text:style-name="P12"/>
      <text:list xml:id="list339666190763543674" text:style-name="WW8Num9">
        <text:list-item>
          <text:p text:style-name="P17">is the sum of all the business values for those stories that are complete</text:p>
        </text:list-item>
        <text:list-item>
          <text:p text:style-name="P21">While developing a project, certain requirements are achieved and completed.The requirements that are completed earn a business value.Its sum total is called earned business value.</text:p>
        </text:list-item>
      </text:list>
      <text:p text:style-name="P5"/>
      <text:p text:style-name="P1"><text:soft-page-break/>5.In Agile, the team always picks up business value user stories in every sprint. Do we still need to know earned value?</text:p>
      <text:p text:style-name="P1"/>
      <text:p text:style-name="P20"><text:span text:style-name="T4">Soln: <text:s/></text:span><text:span text:style-name="T8">Yes it is true that in agile business value has more importance, but at the same time </text:span><text:span text:style-name="T15">knowing the earned value helps </text:span><text:span text:style-name="T16">us </text:span><text:span text:style-name="T15">achieve greater visibility and control of the project activities, </text:span><text:span text:style-name="T16">thus helping</text:span><text:span text:style-name="T15"> in responding to issues early on </text:span><text:span text:style-name="T17">and</text:span><text:span text:style-name="T15"> making it possible to meet the </text:span><text:span text:style-name="T17">deadlines of a project </text:span><text:span text:style-name="T15">.It provides a clear communication of the activities involved and improves project visibility and accountability. </text:span><text:span text:style-name="T17">The main highlights of knowing the earned value are:</text:span></text:p>
      <text:list xml:id="list3024796742135340284" text:style-name="WW8Num10">
        <text:list-header>
          <text:p text:style-name="P19"><text:span text:style-name="T24">a) </text:span>improve cost/schedule control</text:p>
          <text:p text:style-name="P19"><text:span text:style-name="T24">b) </text:span>identify risks</text:p>
          <text:p text:style-name="P18"><text:span text:style-name="T24">c) </text:span>manage scope variation</text:p>
          <text:p text:style-name="P18"><text:span text:style-name="T24">d) </text:span>predict cost at completion of projects</text:p>
          <text:p text:style-name="P18"><text:span text:style-name="T24">e) </text:span>analyse performance and improve efficiency</text:p>
          <text:p text:style-name="P18"><text:span text:style-name="T24">f) </text:span>predict financial results</text:p>
          <text:p text:style-name="P22"><text:span text:style-name="T24">g) </text:span>better employee planning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charset="x-symbol"/>
    <style:font-face style:name="Liberation Sans1" svg:font-family="'Liberation Sans', sans-serif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9z0" style:family="text">
      <style:text-properties style:font-name="Symbol" fo:font-family="Symbol" fo:font-size="16pt" style:font-size-asian="16pt" style:font-name-complex="OpenSymbol1" style:font-family-complex="OpenSymbol, 'Arial Unicode MS'" style:font-charset-complex="x-symbol" style:font-size-complex="16pt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3z4" style:family="text">
      <style:text-properties style:font-name="Symbol" fo:font-family="Symbol" style:font-name-complex="Symbol" style:font-family-complex="Symbol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6pt" style:font-size-asian="16pt" style:font-name-complex="OpenSymbol1" style:font-family-complex="OpenSymbol, 'Arial Unicode MS'" style:font-charset-complex="x-symbol" style:font-size-complex="16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0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4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54:03.028697705</meta:creation-date>
    <dc:date>2016-08-23T19:04:40.912705089</dc:date>
    <meta:editing-duration>PT26M4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" meta:paragraph-count="69" meta:word-count="997" meta:character-count="5635" meta:non-whitespace-character-count="4697"/>
  </office:meta>
</office:document-meta>
</file>